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854c15" draw:textarea-horizontal-align="justify" draw:textarea-vertical-align="middle" draw:auto-grow-height="false" fo:min-height="11.498cm" fo:min-width="17.281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5.783cm" fo:min-width="17.281cm"/>
    </style:style>
    <style:style style:name="gr3" style:family="graphic" style:parent-style-name="standard">
      <style:graphic-properties draw:fill-color="#1e6a39" draw:textarea-horizontal-align="justify" draw:textarea-vertical-align="middle" draw:auto-grow-height="false" fo:min-height="0.702cm" fo:min-width="6.803cm"/>
    </style:style>
    <style:style style:name="gr4" style:family="graphic" style:parent-style-name="standard">
      <style:graphic-properties draw:stroke="none" svg:stroke-color="#dddddd" draw:fill="none" draw:fill-color="#ffd7d7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199cm" fo:min-width="0.624cm"/>
    </style:style>
    <style:style style:name="gr11" style:family="graphic" style:parent-style-name="standard">
      <style:graphic-properties draw:textarea-horizontal-align="justify" draw:textarea-vertical-align="middle" draw:auto-grow-height="false" fo:min-height="0.199cm" fo:min-width="0.847cm"/>
    </style:style>
    <style:style style:name="gr12" style:family="graphic" style:parent-style-name="standard">
      <style:graphic-properties draw:textarea-horizontal-align="justify" draw:textarea-vertical-align="middle" draw:auto-grow-height="false" fo:min-height="0.067cm" fo:min-width="1.723cm"/>
    </style:style>
    <style:style style:name="gr13" style:family="graphic" style:parent-style-name="standard">
      <style:graphic-properties draw:textarea-horizontal-align="justify" draw:textarea-vertical-align="middle" draw:auto-grow-height="false" fo:min-height="0.703cm" fo:min-width="9.9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4.8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03cm" fo:min-width="3.628cm"/>
    </style:style>
    <style:style style:name="P1" style:family="paragraph">
      <loext:graphic-properties draw:fill-color="#854c15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1e6a39"/>
      <style:paragraph-properties fo:text-align="center"/>
    </style:style>
    <style:style style:name="P4" style:family="paragraph">
      <style:text-properties fo:color="#ffffff" loext:opacity="100%"/>
    </style:style>
    <style:style style:name="P5" style:family="paragraph">
      <loext:graphic-properties draw:fill="none" draw:fill-color="#ffd7d7"/>
      <style:text-properties fo:color="#ffffff" loext:opacity="100%"/>
    </style:style>
    <style:style style:name="P6" style:family="paragraph">
      <style:text-properties fo:color="#ffffff" loext:opacity="100%" fo:font-size="10pt" style:font-size-asian="10pt" style:font-size-complex="10pt"/>
    </style:style>
    <style:style style:name="P7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8" style:family="paragraph">
      <loext:graphic-properties draw:fill="none"/>
      <style:text-properties fo:color="#ffffff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ffffff" loext:opacity="100%" fo:font-size="12pt" style:font-size-asian="12pt" style:font-size-complex="12pt"/>
    </style:style>
    <style:style style:name="P13" style:family="paragraph">
      <style:paragraph-properties fo:text-align="center"/>
      <style:text-properties fo:color="#ffffff" loext:opacity="100%" fo:font-size="10pt" style:font-size-asian="10pt" style:font-size-complex="10pt"/>
    </style:style>
    <style:style style:name="P14" style:family="paragraph">
      <style:text-properties fo:color="#ffffff" loext:opacity="100%" fo:font-size="8pt" style:font-size-asian="8pt" style:font-size-complex="8pt"/>
    </style:style>
    <style:style style:name="P15" style:family="paragraph">
      <loext:graphic-properties draw:fill="none" draw:fill-color="#ffffff"/>
      <style:text-properties fo:color="#ffffff" loext:opacity="100%" fo:font-size="8pt" style:font-size-asian="8pt" style:font-size-complex="8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color="#ffffff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1cm" svg:height="11.748cm" svg:x="2.269cm" svg:y="2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7.781cm" svg:height="6.033cm" svg:x="2.27cm" svg:y="3.8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03cm" svg:height="0.952cm" svg:x="7.35cm" svg:y="2.90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127cm" svg:height="0.962cm" svg:x="9.255cm" svg:y="2.895cm">
          <draw:text-box>
            <text:p text:style-name="P4"><text:span text:style-name="T1">H</text:span><text:span text:style-name="T1">ell</text:span><text:span text:style-name="T1">o</text:span><text:span text:style-name="T1">c</text:span><text:span text:style-name="T1">o</text:span><text:span text:style-name="T1">pt</text:span><text:span text:style-name="T1">er</text:span></text:p>
          </draw:text-box>
        </draw:frame>
        <draw:frame draw:style-name="gr5" draw:text-style-name="P7" draw:layer="layout" svg:width="3.492cm" svg:height="0.952cm" svg:x="16.557cm" svg:y="3.223cm">
          <draw:text-box>
            <text:p text:style-name="P6"><text:span text:style-name="T2">Lin</text:span><text:span text:style-name="T2">ke</text:span><text:span text:style-name="T2">din</text:span><text:span text:style-name="T2">, </text:span><text:span text:style-name="T2">Git</text:span><text:span text:style-name="T2">hu</text:span><text:span text:style-name="T2">b</text:span></text:p>
          </draw:text-box>
        </draw:frame>
        <draw:frame draw:style-name="gr6" draw:text-style-name="P7" draw:layer="layout" svg:width="4.128cm" svg:height="0.645cm" svg:x="2.587cm" svg:y="3.222cm">
          <draw:text-box>
            <text:p text:style-name="P6"><text:span text:style-name="T2">W</text:span><text:span text:style-name="T2">il</text:span><text:span text:style-name="T2">l </text:span><text:span text:style-name="T2">D</text:span><text:span text:style-name="T2">a</text:span><text:span text:style-name="T2">v</text:span><text:span text:style-name="T2">i</text:span><text:span text:style-name="T2">s</text:span><text:span text:style-name="T2"> </text:span><text:span text:style-name="T2">2</text:span><text:span text:style-name="T2">0</text:span><text:span text:style-name="T2">2</text:span><text:span text:style-name="T2">3</text:span></text:p>
          </draw:text-box>
        </draw:frame>
        <draw:frame draw:style-name="gr7" draw:text-style-name="P8" draw:layer="layout" svg:width="5.722cm" svg:height="0.646cm" svg:x="7.985cm" svg:y="8.937cm">
          <draw:text-box>
            <text:p text:style-name="P4"><text:span text:style-name="T2">&lt;</text:span><text:span text:style-name="T2">g</text:span><text:span text:style-name="T2">a</text:span><text:span text:style-name="T2">m</text:span><text:span text:style-name="T2">e</text:span><text:span text:style-name="T2"> </text:span><text:span text:style-name="T2">c</text:span><text:span text:style-name="T2">a</text:span><text:span text:style-name="T2">n</text:span><text:span text:style-name="T2">v</text:span><text:span text:style-name="T2">a</text:span><text:span text:style-name="T2">s</text:span><text:span text:style-name="T2"> </text:span><text:span text:style-name="T2">f</text:span><text:span text:style-name="T2">u</text:span><text:span text:style-name="T2">ll </text:span><text:span text:style-name="T2">w</text:span><text:span text:style-name="T2">i</text:span><text:span text:style-name="T2">d</text:span><text:span text:style-name="T2">t</text:span><text:span text:style-name="T2">h</text:span><text:span text:style-name="T2"> </text:span><text:span text:style-name="T2">o</text:span><text:span text:style-name="T2">f </text:span><text:span text:style-name="T2">p</text:span><text:span text:style-name="T2">a</text:span><text:span text:style-name="T2">g</text:span><text:span text:style-name="T2">e</text:span><text:span text:style-name="T2">&gt;</text:span></text:p>
          </draw:text-box>
        </draw:frame>
        <draw:line draw:style-name="gr8" draw:text-style-name="P9" draw:layer="layout" svg:x1="2.27cm" svg:y1="8.302cm" svg:x2="20.05cm" svg:y2="8.302cm">
          <text:p/>
        </draw:line>
        <draw:line draw:style-name="gr9" draw:text-style-name="P10" draw:layer="layout" svg:x1="5.127cm" svg:y1="6.866cm" svg:x2="6.673cm" svg:y2="7.223cm">
          <text:p/>
        </draw:line>
        <draw:custom-shape draw:style-name="gr10" draw:text-style-name="P10" draw:layer="layout" svg:width="1.588cm" svg:height="0.635cm" draw:transform="rotate (-0.226892802759263) translate (6.125cm 6.7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6.222cm" svg:y1="7.771cm" svg:x2="7.15cm" svg:y2="7.985cm">
          <text:p/>
        </draw:line>
        <draw:line draw:style-name="gr8" draw:text-style-name="P9" draw:layer="layout" svg:x1="6.531cm" svg:y1="7.842cm" svg:x2="6.603cm" svg:y2="7.532cm">
          <text:p/>
        </draw:line>
        <draw:line draw:style-name="gr8" draw:text-style-name="P9" draw:layer="layout" svg:x1="6.84cm" svg:y1="7.914cm" svg:x2="6.912cm" svg:y2="7.604cm">
          <text:p/>
        </draw:line>
        <draw:line draw:style-name="gr8" draw:text-style-name="P9" draw:layer="layout" svg:x1="7.055cm" svg:y1="6.985cm" svg:x2="7.126cm" svg:y2="6.676cm">
          <text:p/>
        </draw:line>
        <draw:line draw:style-name="gr8" draw:text-style-name="P9" draw:layer="layout" svg:x1="7.126cm" svg:y1="6.676cm" svg:x2="6.269cm" svg:y2="6.152cm">
          <text:p/>
        </draw:line>
        <draw:line draw:style-name="gr8" draw:text-style-name="P9" draw:layer="layout" svg:x1="7.816cm" svg:y1="6.509cm" svg:x2="7.126cm" svg:y2="6.676cm">
          <text:p/>
        </draw:line>
        <draw:line draw:style-name="gr8" draw:text-style-name="P9" draw:layer="layout" svg:x1="7.126cm" svg:y1="6.676cm" svg:x2="6.983cm" svg:y2="7.295cm">
          <text:p/>
        </draw:line>
        <draw:custom-shape draw:style-name="gr11" draw:text-style-name="P10" draw:layer="layout" svg:width="1.905cm" svg:height="0.635cm" svg:x="14.017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4.97cm" svg:y1="7.985cm" svg:x2="14.335cm" svg:y2="7.032cm">
          <text:p/>
        </draw:line>
        <draw:line draw:style-name="gr8" draw:text-style-name="P9" draw:layer="layout" svg:x1="14.023cm" svg:y1="6.639cm" svg:x2="13.927cm" svg:y2="6.518cm">
          <text:p/>
        </draw:line>
        <draw:line draw:style-name="gr8" draw:text-style-name="P9" draw:layer="layout" svg:x1="13.758cm" svg:y1="6.206cm" svg:x2="13.59cm" svg:y2="6.013cm">
          <text:p/>
        </draw:line>
        <draw:line draw:style-name="gr8" draw:text-style-name="P9" draw:layer="layout" svg:x1="13.301cm" svg:y1="5.628cm" svg:x2="13.157cm" svg:y2="5.412cm">
          <text:p/>
        </draw:line>
        <draw:custom-shape draw:style-name="gr12" draw:text-style-name="P10" draw:layer="layout" svg:width="2.223cm" svg:height="0.317cm" svg:x="17.827cm" svg:y="7.9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0.478cm" svg:height="0.953cm" svg:x="5.762cm" svg:y="9.89cm">
          <text:p text:style-name="P11"><text:span text:style-name="T3">minimap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398cm" svg:height="1.27cm" svg:x="8.302cm" svg:y="11.477cm">
          <text:p text:style-name="P10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text:span text:style-name="T2">s</text:span><text:span text:style-name="T2">c</text:span><text:span text:style-name="T2">h</text:span><text:span text:style-name="T2">e</text:span><text:span text:style-name="T2">m</text:span><text:span text:style-name="T2">e</text:span></text:p>
          <draw:enhanced-geometry svg:viewBox="0 0 21600 21600" draw:type="rectangle" draw:enhanced-path="M 0 0 L 21600 0 21600 21600 0 21600 0 0 Z N"/>
        </draw:custom-shape>
        <draw:path draw:style-name="gr8" draw:text-style-name="P9" draw:layer="layout" svg:width="3.591cm" svg:height="0.571cm" draw:transform="rotate (1.15436076726905) translate (2.59366472425552cm 7.69508249003906cm)" svg:viewBox="0 0 3592 572" svg:d="M0 5c318-37 593 154 908 150 316-3 625 70 930 141 289 68 535 2 828 29 334 30 622 154 926 247">
          <text:p/>
        </draw:path>
        <draw:path draw:style-name="gr8" draw:text-style-name="P9" draw:layer="layout" svg:width="1.236cm" svg:height="0.697cm" draw:transform="rotate (-1.40673537710743) translate (5.1858848584414cm 4.62412140014838cm)" svg:viewBox="0 0 1237 698" svg:d="M0 697c312 10 544-223 830-301l230-206 177-190">
          <text:p/>
        </draw:path>
        <draw:path draw:style-name="gr8" draw:text-style-name="P9" draw:layer="layout" svg:width="1.7cm" svg:height="0.71cm" draw:transform="rotate (0.929736892537379) translate (5.2679773656148cm 5.36398311040624cm)" svg:viewBox="0 0 1701 711" svg:d="M0 0c306-1 658 38 884 301 185 214 456 365 750 400l67 10">
          <text:p/>
        </draw:path>
        <draw:path draw:style-name="gr8" draw:text-style-name="P9" draw:layer="layout" svg:width="3.414cm" svg:height="0.539cm" draw:transform="rotate (-0.674744288821008) translate (7.00404693828436cm 4.56494136184956cm)" svg:viewBox="0 0 3415 540" svg:d="M0 6c328-39 637 114 958 159 335 46 655 134 992 161 343 27 686 87 1032 98l316 86 117 30">
          <text:p/>
        </draw:path>
        <draw:frame draw:style-name="gr15" draw:text-style-name="P15" draw:layer="layout" svg:width="3.089cm" svg:height="0.569cm" svg:x="4.175cm" svg:y="4.175cm">
          <draw:text-box>
            <text:p text:style-name="P14"><text:span text:style-name="T4">Background pixel art</text:span></text:p>
          </draw:text-box>
        </draw:frame>
        <draw:custom-shape draw:style-name="gr16" draw:text-style-name="P10" draw:layer="layout" svg:width="4.128cm" svg:height="0.953cm" svg:x="15.922cm" svg:y="3.857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3.745cm" svg:height="0.569cm" svg:x="16.24cm" svg:y="3.923cm">
          <draw:text-box>
            <text:p text:style-name="P14"><text:span text:style-name="T4">Game stats, score, healt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3:55:35.227659084</meta:creation-date>
    <dc:date>2023-03-09T14:44:35.556380884</dc:date>
    <meta:editing-duration>PT21M57S</meta:editing-duration>
    <meta:editing-cycles>6</meta:editing-cycles>
    <meta:generator>LibreOffice/7.3.7.2$Linux_X86_64 LibreOffice_project/30$Build-2</meta:generator>
    <meta:document-statistic meta:object-count="32"/>
  </office:meta>
</office:document-meta>
</file>